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23cm"/>
    </style:style>
    <style:style style:name="ro1" style:family="table-row">
      <style:table-row-properties style:row-height="0.644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fo:border="none" style:vertical-align="bottom"/>
      <style:text-properties fo:font-size="12pt" style:font-size-asian="12pt" style:font-size-complex="12pt"/>
    </style:style>
  </office:automatic-styles>
  <office:body>
    <office:spreadsheet>
      <table:table table:name="Barcelona_Poleposition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48" table:default-cell-style-name="ce2"/>
        <table:table-row table:style-name="ro1">
          <table:table-cell table:style-name="ce1" office:value-type="string">
            <text:p>Barcelona</text:p>
          </table:table-cell>
          <table:table-cell office:value-type="string">
            <text:p>writes, reads, queries and deletes objects with a 5 level inheritance structur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EyeDB, C++, normal</text:p>
          </table:table-cell>
          <table:table-cell table:number-columns-repeated="6"/>
          <table:table-cell table:style-name="ce11" office:value-type="string">
            <text:p>EyeDB Java / EyeDB, C++, normal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objects</text:p>
          </table:table-cell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9"/>
          <table:table-cell table:style-name="ce4" office:value-type="string">
            <text:p>objects</text:p>
          </table:table-cell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2" table:number-columns-repeated="4"/>
          <table:table-cell table:style-name="ce9" table:number-columns-repeated="239"/>
        </table:table-row>
        <table:table-row table:style-name="ro1">
          <table:table-cell table:style-name="ce5" office:value-type="float" office:value="1000">
            <text:p>1000</text:p>
          </table:table-cell>
          <table:table-cell table:number-columns-repeated="2" table:style-name="ce5" office:value-type="float" office:value="154">
            <text:p>154</text:p>
          </table:table-cell>
          <table:table-cell table:style-name="ce5" office:value-type="float" office:value="5152">
            <text:p>5152</text:p>
          </table:table-cell>
          <table:table-cell table:style-name="ce5" office:value-type="float" office:value="247">
            <text:p>247</text:p>
          </table:table-cell>
          <table:table-cell table:style-name="ce5" table:formula="oooc:=SUM([.B5:.E5])" office:value-type="float" office:value="5707">
            <text:p>5707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9]/[.B5]" office:value-type="float" office:value="1.73376623376623">
            <text:p>1,73</text:p>
          </table:table-cell>
          <table:table-cell table:style-name="ce5" table:formula="oooc:=[.C19]/[.C5]" office:value-type="float" office:value="1.03246753246753">
            <text:p>1,03</text:p>
          </table:table-cell>
          <table:table-cell table:style-name="ce5" table:formula="oooc:=[.D19]/[.D5]" office:value-type="float" office:value="0.0242624223602484">
            <text:p>0,02</text:p>
          </table:table-cell>
          <table:table-cell table:style-name="ce5" table:formula="oooc:=[.E19]/[.E5]" office:value-type="float" office:value="1.8502024291498">
            <text:p>1,85</text:p>
          </table:table-cell>
          <table:table-cell table:style-name="ce5" table:formula="oooc:=[.F19]/[.F5]" office:value-type="float" office:value="0.176625197126336">
            <text:p>0,18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497">
            <text:p>497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14434">
            <text:p>14434</text:p>
          </table:table-cell>
          <table:table-cell table:style-name="ce5" office:value-type="float" office:value="734">
            <text:p>734</text:p>
          </table:table-cell>
          <table:table-cell table:style-name="ce5" table:formula="oooc:=SUM([.B6:.E6])" office:value-type="float" office:value="15935">
            <text:p>15935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20]/[.B6]" office:value-type="float" office:value="1.60965794768612">
            <text:p>1,61</text:p>
          </table:table-cell>
          <table:table-cell table:style-name="ce5" table:formula="oooc:=[.C20]/[.C6]" office:value-type="float" office:value="1.11111111111111">
            <text:p>1,11</text:p>
          </table:table-cell>
          <table:table-cell table:style-name="ce5" table:formula="oooc:=[.D20]/[.D6]" office:value-type="float" office:value="0.00914507413052515">
            <text:p>0,01</text:p>
          </table:table-cell>
          <table:table-cell table:style-name="ce5" table:formula="oooc:=[.E20]/[.E6]" office:value-type="float" office:value="1.7574931880109">
            <text:p>1,76</text:p>
          </table:table-cell>
          <table:table-cell table:style-name="ce5" table:formula="oooc:=[.F20]/[.F6]" office:value-type="float" office:value="0.158267963602134">
            <text:p>0,16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1608">
            <text:p>1608</text:p>
          </table:table-cell>
          <table:table-cell table:style-name="ce5" office:value-type="float" office:value="880">
            <text:p>880</text:p>
          </table:table-cell>
          <table:table-cell table:style-name="ce5" office:value-type="float" office:value="44135">
            <text:p>44135</text:p>
          </table:table-cell>
          <table:table-cell table:style-name="ce5" office:value-type="float" office:value="2498">
            <text:p>2498</text:p>
          </table:table-cell>
          <table:table-cell table:style-name="ce5" table:formula="oooc:=SUM([.B7:.E7])" office:value-type="float" office:value="49121">
            <text:p>49121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21]/[.B7]" office:value-type="float" office:value="1.72761194029851">
            <text:p>1,73</text:p>
          </table:table-cell>
          <table:table-cell table:style-name="ce5" table:formula="oooc:=[.C21]/[.C7]" office:value-type="float" office:value="0.910227272727273">
            <text:p>0,91</text:p>
          </table:table-cell>
          <table:table-cell table:style-name="ce5" table:formula="oooc:=[.D21]/[.D7]" office:value-type="float" office:value="0.00287753483629772">
            <text:p>0</text:p>
          </table:table-cell>
          <table:table-cell table:style-name="ce5" table:formula="oooc:=[.E21]/[.E7]" office:value-type="float" office:value="1.76501200960769">
            <text:p>1,77</text:p>
          </table:table-cell>
          <table:table-cell table:style-name="ce5" table:formula="oooc:=[.F21]/[.F7]" office:value-type="float" office:value="0.165204291443578">
            <text:p>0,17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5081">
            <text:p>5081</text:p>
          </table:table-cell>
          <table:table-cell table:style-name="ce5" office:value-type="float" office:value="2782">
            <text:p>2782</text:p>
          </table:table-cell>
          <table:table-cell table:style-name="ce5" office:value-type="float" office:value="132540">
            <text:p>132540</text:p>
          </table:table-cell>
          <table:table-cell table:style-name="ce5" office:value-type="float" office:value="8822">
            <text:p>8822</text:p>
          </table:table-cell>
          <table:table-cell table:style-name="ce5" table:formula="oooc:=SUM([.B8:.E8])" office:value-type="float" office:value="149225">
            <text:p>149225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2]/[.B8]" office:value-type="float" office:value="1.74355441842157">
            <text:p>1,74</text:p>
          </table:table-cell>
          <table:table-cell table:style-name="ce5" table:formula="oooc:=[.C22]/[.C8]" office:value-type="float" office:value="0.731128684399712">
            <text:p>0,73</text:p>
          </table:table-cell>
          <table:table-cell table:style-name="ce5" table:formula="oooc:=[.D22]/[.D8]" office:value-type="float" office:value="0.00103365021880187">
            <text:p>0</text:p>
          </table:table-cell>
          <table:table-cell table:style-name="ce5" table:formula="oooc:=[.E22]/[.E8]" office:value-type="float" office:value="1.55565631376105">
            <text:p>1,56</text:p>
          </table:table-cell>
          <table:table-cell table:style-name="ce5" table:formula="oooc:=[.F22]/[.F8]" office:value-type="float" office:value="0.165883732618529">
            <text:p>0,17</text:p>
          </table:table-cell>
          <table:table-cell table:number-columns-repeated="243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>
            <text:p>EyeDB, C++, local</text:p>
          </table:table-cell>
          <table:table-cell table:style-name="ce6" table:number-columns-repeated="4"/>
          <table:table-cell table:number-columns-repeated="2"/>
          <table:table-cell table:style-name="ce11" office:value-type="string">
            <text:p>EyeDB Java / EyeDB, C++, local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objects</text:p>
          </table:table-cell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9"/>
          <table:table-cell table:style-name="ce4" office:value-type="string">
            <text:p>objects</text:p>
          </table:table-cell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9" table:number-columns-repeated="243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4925">
            <text:p>4925</text:p>
          </table:table-cell>
          <table:table-cell table:style-name="ce5" office:value-type="float" office:value="187">
            <text:p>187</text:p>
          </table:table-cell>
          <table:table-cell table:style-name="ce5" table:formula="oooc:=SUM([.B12:.E12])" office:value-type="float" office:value="5321">
            <text:p>5321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9]/[.B12]" office:value-type="float" office:value="2.61764705882353">
            <text:p>2,62</text:p>
          </table:table-cell>
          <table:table-cell table:style-name="ce5" table:formula="oooc:=[.C19]/[.C12]" office:value-type="float" office:value="1.48598130841122">
            <text:p>1,49</text:p>
          </table:table-cell>
          <table:table-cell table:style-name="ce5" table:formula="oooc:=[.D19]/[.D12]" office:value-type="float" office:value="0.0253807106598985">
            <text:p>0,03</text:p>
          </table:table-cell>
          <table:table-cell table:style-name="ce5" table:formula="oooc:=[.E19]/[.E12]" office:value-type="float" office:value="2.44385026737968">
            <text:p>2,44</text:p>
          </table:table-cell>
          <table:table-cell table:style-name="ce5" table:formula="oooc:=[.F19]/[.F12]" office:value-type="float" office:value="0.189438075549709">
            <text:p>0,19</text:p>
          </table:table-cell>
          <table:table-cell table:number-columns-repeated="243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709">
            <text:p>12709</text:p>
          </table:table-cell>
          <table:table-cell table:style-name="ce5" office:value-type="float" office:value="460">
            <text:p>460</text:p>
          </table:table-cell>
          <table:table-cell table:style-name="ce5" table:formula="oooc:=SUM([.B13:.E13])" office:value-type="float" office:value="13610">
            <text:p>13610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20]/[.B13]" office:value-type="float" office:value="2.5">
            <text:p>2,5</text:p>
          </table:table-cell>
          <table:table-cell table:style-name="ce5" table:formula="oooc:=[.C20]/[.C13]" office:value-type="float" office:value="2.47933884297521">
            <text:p>2,48</text:p>
          </table:table-cell>
          <table:table-cell table:style-name="ce5" table:formula="oooc:=[.D20]/[.D13]" office:value-type="float" office:value="0.0103863403887009">
            <text:p>0,01</text:p>
          </table:table-cell>
          <table:table-cell table:style-name="ce5" table:formula="oooc:=[.E20]/[.E13]" office:value-type="float" office:value="2.80434782608696">
            <text:p>2,8</text:p>
          </table:table-cell>
          <table:table-cell table:style-name="ce5" table:formula="oooc:=[.F20]/[.F13]" office:value-type="float" office:value="0.185304922850845">
            <text:p>0,19</text:p>
          </table:table-cell>
          <table:table-cell table:number-columns-repeated="243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974">
            <text:p>974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41186">
            <text:p>41186</text:p>
          </table:table-cell>
          <table:table-cell table:style-name="ce5" office:value-type="float" office:value="1929">
            <text:p>1929</text:p>
          </table:table-cell>
          <table:table-cell table:style-name="ce5" table:formula="oooc:=SUM([.B14:.E14])" office:value-type="float" office:value="44495">
            <text:p>44495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21]/[.B14]" office:value-type="float" office:value="2.85215605749487">
            <text:p>2,85</text:p>
          </table:table-cell>
          <table:table-cell table:style-name="ce5" table:formula="oooc:=[.C21]/[.C14]" office:value-type="float" office:value="1.97290640394089">
            <text:p>1,97</text:p>
          </table:table-cell>
          <table:table-cell table:style-name="ce5" table:formula="oooc:=[.D21]/[.D14]" office:value-type="float" office:value="0.00308357208760258">
            <text:p>0</text:p>
          </table:table-cell>
          <table:table-cell table:style-name="ce5" table:formula="oooc:=[.E21]/[.E14]" office:value-type="float" office:value="2.28564022809746">
            <text:p>2,29</text:p>
          </table:table-cell>
          <table:table-cell table:style-name="ce5" table:formula="oooc:=[.F21]/[.F14]" office:value-type="float" office:value="0.182380042701427">
            <text:p>0,18</text:p>
          </table:table-cell>
          <table:table-cell table:number-columns-repeated="243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3412">
            <text:p>3412</text:p>
          </table:table-cell>
          <table:table-cell table:style-name="ce5" office:value-type="float" office:value="1342">
            <text:p>1342</text:p>
          </table:table-cell>
          <table:table-cell table:style-name="ce5" office:value-type="float" office:value="132636">
            <text:p>132636</text:p>
          </table:table-cell>
          <table:table-cell table:style-name="ce5" office:value-type="float" office:value="6691">
            <text:p>6691</text:p>
          </table:table-cell>
          <table:table-cell table:style-name="ce5" table:formula="oooc:=SUM([.B15:.E15])" office:value-type="float" office:value="144081">
            <text:p>144081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2]/[.B15]" office:value-type="float" office:value="2.59642438452521">
            <text:p>2,6</text:p>
          </table:table-cell>
          <table:table-cell table:style-name="ce5" table:formula="oooc:=[.C22]/[.C15]" office:value-type="float" office:value="1.51564828614009">
            <text:p>1,52</text:p>
          </table:table-cell>
          <table:table-cell table:style-name="ce5" table:formula="oooc:=[.D22]/[.D15]" office:value-type="float" office:value="0.00103290207786725">
            <text:p>0</text:p>
          </table:table-cell>
          <table:table-cell table:style-name="ce5" table:formula="oooc:=[.E22]/[.E15]" office:value-type="float" office:value="2.05111343595875">
            <text:p>2,05</text:p>
          </table:table-cell>
          <table:table-cell table:style-name="ce5" table:formula="oooc:=[.F22]/[.F15]" office:value-type="float" office:value="0.171806136825813">
            <text:p>0,17</text:p>
          </table:table-cell>
          <table:table-cell table:number-columns-repeated="243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>
            <text:p>EyeDB, Java</text:p>
          </table:table-cell>
          <table:table-cell table:style-name="ce6" table:number-columns-repeated="4"/>
          <table:table-cell table:number-columns-repeated="251"/>
        </table:table-row>
        <table:table-row table:style-name="ro2">
          <table:table-cell table:style-name="ce4" office:value-type="string">
            <text:p>objects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50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457">
            <text:p>457</text:p>
          </table:table-cell>
          <table:table-cell table:style-name="ce5" table:formula="oooc:=SUM([.B19:.E19])" office:value-type="float" office:value="1008">
            <text:p>1008</text:p>
          </table:table-cell>
          <table:table-cell table:number-columns-repeated="250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290">
            <text:p>1290</text:p>
          </table:table-cell>
          <table:table-cell table:style-name="ce5" table:formula="oooc:=SUM([.B20:.E20])" office:value-type="float" office:value="2522">
            <text:p>2522</text:p>
          </table:table-cell>
          <table:table-cell table:number-columns-repeated="250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2778">
            <text:p>2778</text:p>
          </table:table-cell>
          <table:table-cell table:style-name="ce5" office:value-type="float" office:value="801">
            <text:p>801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4409">
            <text:p>4409</text:p>
          </table:table-cell>
          <table:table-cell table:style-name="ce5" table:formula="oooc:=SUM([.B21:.E21])" office:value-type="float" office:value="8115">
            <text:p>8115</text:p>
          </table:table-cell>
          <table:table-cell table:number-columns-repeated="250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8859">
            <text:p>8859</text:p>
          </table:table-cell>
          <table:table-cell table:style-name="ce5" office:value-type="float" office:value="2034">
            <text:p>2034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3724">
            <text:p>13724</text:p>
          </table:table-cell>
          <table:table-cell table:style-name="ce5" table:formula="oooc:=SUM([.B22:.E22])" office:value-type="float" office:value="24754">
            <text:p>24754</text:p>
          </table:table-cell>
          <table:table-cell table:number-columns-repeated="250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>
            <text:p>db4o</text:p>
          </table:table-cell>
          <table:table-cell table:style-name="ce6" table:number-columns-repeated="4"/>
          <table:table-cell table:number-columns-repeated="2"/>
          <table:table-cell table:style-name="ce11" office:value-type="string">
            <text:p>EyeDB Java / db4o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objects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/>
          <table:table-cell table:style-name="ce4" office:value-type="string">
            <text:p>objects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 table:style-name="ce5" table:formula="oooc:=SUM([.B26:.E26])" office:value-type="float" office:value="106">
            <text:p>106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9]/[.B26]" office:value-type="float" office:value="5.0377358490566">
            <text:p>5,04</text:p>
          </table:table-cell>
          <table:table-cell table:style-name="ce5" table:formula="oooc:=[.C19]/[.C26]" office:value-type="float" office:value="15.9">
            <text:p>15,9</text:p>
          </table:table-cell>
          <table:table-cell table:style-name="ce5" table:formula="oooc:=[.D19]/[.D26]" office:value-type="float" office:value="10.4166666666667">
            <text:p>10,42</text:p>
          </table:table-cell>
          <table:table-cell table:style-name="ce5" table:formula="oooc:=[.E19]/[.E26]" office:value-type="float" office:value="14.741935483871">
            <text:p>14,74</text:p>
          </table:table-cell>
          <table:table-cell table:style-name="ce5" table:formula="oooc:=[.F19]/[.F26]" office:value-type="float" office:value="9.50943396226415">
            <text:p>9,51</text:p>
          </table:table-cell>
          <table:table-cell table:number-columns-repeated="243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">
            <text:p>84</text:p>
          </table:table-cell>
          <table:table-cell table:style-name="ce5" table:formula="oooc:=SUM([.B27:.E27])" office:value-type="float" office:value="220">
            <text:p>220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20]/[.B27]" office:value-type="float" office:value="7.47663551401869">
            <text:p>7,48</text:p>
          </table:table-cell>
          <table:table-cell table:style-name="ce5" table:formula="oooc:=[.C20]/[.C27]" office:value-type="float" office:value="16.6666666666667">
            <text:p>16,67</text:p>
          </table:table-cell>
          <table:table-cell table:style-name="ce5" table:formula="oooc:=[.D20]/[.D27]" office:value-type="float" office:value="12">
            <text:p>12</text:p>
          </table:table-cell>
          <table:table-cell table:style-name="ce5" table:formula="oooc:=[.E20]/[.E27]" office:value-type="float" office:value="15.3571428571429">
            <text:p>15,36</text:p>
          </table:table-cell>
          <table:table-cell table:style-name="ce5" table:formula="oooc:=[.F20]/[.F27]" office:value-type="float" office:value="11.4636363636364">
            <text:p>11,46</text:p>
          </table:table-cell>
          <table:table-cell table:number-columns-repeated="243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05">
            <text:p>305</text:p>
          </table:table-cell>
          <table:table-cell table:style-name="ce5" table:formula="oooc:=SUM([.B28:.E28])" office:value-type="float" office:value="746">
            <text:p>746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21]/[.B28]" office:value-type="float" office:value="7.408">
            <text:p>7,41</text:p>
          </table:table-cell>
          <table:table-cell table:style-name="ce5" table:formula="oooc:=[.C21]/[.C28]" office:value-type="float" office:value="15.7058823529412">
            <text:p>15,71</text:p>
          </table:table-cell>
          <table:table-cell table:style-name="ce5" table:formula="oooc:=[.D21]/[.D28]" office:value-type="float" office:value="8.46666666666667">
            <text:p>8,47</text:p>
          </table:table-cell>
          <table:table-cell table:style-name="ce5" table:formula="oooc:=[.E21]/[.E28]" office:value-type="float" office:value="14.455737704918">
            <text:p>14,46</text:p>
          </table:table-cell>
          <table:table-cell table:style-name="ce5" table:formula="oooc:=[.F21]/[.F28]" office:value-type="float" office:value="10.8780160857909">
            <text:p>10,88</text:p>
          </table:table-cell>
          <table:table-cell table:number-columns-repeated="243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141">
            <text:p>14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81">
            <text:p>981</text:p>
          </table:table-cell>
          <table:table-cell table:style-name="ce5" table:formula="oooc:=SUM([.B29:.E29])" office:value-type="float" office:value="1902">
            <text:p>1902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2]/[.B29]" office:value-type="float" office:value="11.53515625">
            <text:p>11,54</text:p>
          </table:table-cell>
          <table:table-cell table:style-name="ce5" table:formula="oooc:=[.C22]/[.C29]" office:value-type="float" office:value="14.4255319148936">
            <text:p>14,43</text:p>
          </table:table-cell>
          <table:table-cell table:style-name="ce5" table:formula="oooc:=[.D22]/[.D29]" office:value-type="float" office:value="11.4166666666667">
            <text:p>11,42</text:p>
          </table:table-cell>
          <table:table-cell table:style-name="ce5" table:formula="oooc:=[.E22]/[.E29]" office:value-type="float" office:value="13.9898063200815">
            <text:p>13,99</text:p>
          </table:table-cell>
          <table:table-cell table:style-name="ce5" table:formula="oooc:=[.F22]/[.F29]" office:value-type="float" office:value="13.0147213459516">
            <text:p>13,01</text:p>
          </table:table-cell>
          <table:table-cell table:number-columns-repeated="243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>
            <text:p>Hibernate, MySQL</text:p>
          </table:table-cell>
          <table:table-cell table:style-name="ce6" table:number-columns-repeated="4"/>
          <table:table-cell table:number-columns-repeated="2"/>
          <table:table-cell table:style-name="ce11" office:value-type="string">
            <text:p>EyeDB Java / Hibernate, MySQL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objects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query</text:p>
          </table:table-cell>
          <table:table-cell table:style-name="ce8" office:value-type="string">
            <text:p>delete</text:p>
          </table:table-cell>
          <table:table-cell table:style-name="ce8" office:value-type="string">
            <text:p>total</text:p>
          </table:table-cell>
          <table:table-cell table:style-name="ce10"/>
          <table:table-cell table:style-name="ce4" office:value-type="string">
            <text:p>objects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query</text:p>
          </table:table-cell>
          <table:table-cell table:style-name="ce8" office:value-type="string">
            <text:p>delete</text:p>
          </table:table-cell>
          <table:table-cell table:style-name="ce8" office:value-type="string">
            <text:p>total</text:p>
          </table:table-cell>
          <table:table-cell table:style-name="ce10" table:number-columns-repeated="243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554">
            <text:p>554</text:p>
          </table:table-cell>
          <table:table-cell table:style-name="ce5" office:value-type="float" office:value="421">
            <text:p>421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784">
            <text:p>784</text:p>
          </table:table-cell>
          <table:table-cell table:style-name="ce5" table:formula="oooc:=SUM([.B33:.E33])" office:value-type="float" office:value="1858">
            <text:p>1858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9]/[.B33]" office:value-type="float" office:value="0.481949458483755">
            <text:p>0,48</text:p>
          </table:table-cell>
          <table:table-cell table:style-name="ce5" table:formula="oooc:=[.C19]/[.C33]" office:value-type="float" office:value="0.377672209026128">
            <text:p>0,38</text:p>
          </table:table-cell>
          <table:table-cell table:style-name="ce5" table:formula="oooc:=[.D19]/[.D33]" office:value-type="float" office:value="1.26262626262626">
            <text:p>1,26</text:p>
          </table:table-cell>
          <table:table-cell table:style-name="ce5" table:formula="oooc:=[.E19]/[.E33]" office:value-type="float" office:value="0.582908163265306">
            <text:p>0,58</text:p>
          </table:table-cell>
          <table:table-cell table:style-name="ce5" table:formula="oooc:=[.F19]/[.F33]" office:value-type="float" office:value="0.542518837459634">
            <text:p>0,54</text:p>
          </table:table-cell>
          <table:table-cell table:number-columns-repeated="243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1715">
            <text:p>1715</text:p>
          </table:table-cell>
          <table:table-cell table:style-name="ce5" office:value-type="float" office:value="1469">
            <text:p>1469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2039">
            <text:p>2039</text:p>
          </table:table-cell>
          <table:table-cell table:style-name="ce5" table:formula="oooc:=SUM([.B34:.E34])" office:value-type="float" office:value="5301">
            <text:p>5301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20]/[.B34]" office:value-type="float" office:value="0.466472303206997">
            <text:p>0,47</text:p>
          </table:table-cell>
          <table:table-cell table:style-name="ce5" table:formula="oooc:=[.C20]/[.C34]" office:value-type="float" office:value="0.204220558202859">
            <text:p>0,2</text:p>
          </table:table-cell>
          <table:table-cell table:style-name="ce5" table:formula="oooc:=[.D20]/[.D34]" office:value-type="float" office:value="1.69230769230769">
            <text:p>1,69</text:p>
          </table:table-cell>
          <table:table-cell table:style-name="ce5" table:formula="oooc:=[.E20]/[.E34]" office:value-type="float" office:value="0.632663070132418">
            <text:p>0,63</text:p>
          </table:table-cell>
          <table:table-cell table:style-name="ce5" table:formula="oooc:=[.F20]/[.F34]" office:value-type="float" office:value="0.475759290699868">
            <text:p>0,48</text:p>
          </table:table-cell>
          <table:table-cell table:number-columns-repeated="243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5426">
            <text:p>5426</text:p>
          </table:table-cell>
          <table:table-cell table:style-name="ce5" office:value-type="float" office:value="4209">
            <text:p>4209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126">
            <text:p>7126</text:p>
          </table:table-cell>
          <table:table-cell table:style-name="ce5" table:formula="oooc:=SUM([.B35:.E35])" office:value-type="float" office:value="16817">
            <text:p>16817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21]/[.B35]" office:value-type="float" office:value="0.511979358643568">
            <text:p>0,51</text:p>
          </table:table-cell>
          <table:table-cell table:style-name="ce5" table:formula="oooc:=[.C21]/[.C35]" office:value-type="float" office:value="0.190306486101212">
            <text:p>0,19</text:p>
          </table:table-cell>
          <table:table-cell table:style-name="ce5" table:formula="oooc:=[.D21]/[.D35]" office:value-type="float" office:value="2.26785714285714">
            <text:p>2,27</text:p>
          </table:table-cell>
          <table:table-cell table:style-name="ce5" table:formula="oooc:=[.E21]/[.E35]" office:value-type="float" office:value="0.618720179623912">
            <text:p>0,62</text:p>
          </table:table-cell>
          <table:table-cell table:style-name="ce5" table:formula="oooc:=[.F21]/[.F35]" office:value-type="float" office:value="0.482547422251293">
            <text:p>0,48</text:p>
          </table:table-cell>
          <table:table-cell table:number-columns-repeated="243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16401">
            <text:p>16401</text:p>
          </table:table-cell>
          <table:table-cell table:style-name="ce5" office:value-type="float" office:value="15069">
            <text:p>15069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31586">
            <text:p>31586</text:p>
          </table:table-cell>
          <table:table-cell table:style-name="ce5" table:formula="oooc:=SUM([.B36:.E36])" office:value-type="float" office:value="63135">
            <text:p>63135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2]/[.B36]" office:value-type="float" office:value="0.540149990854216">
            <text:p>0,54</text:p>
          </table:table-cell>
          <table:table-cell table:style-name="ce5" table:formula="oooc:=[.C22]/[.C36]" office:value-type="float" office:value="0.134979096157675">
            <text:p>0,13</text:p>
          </table:table-cell>
          <table:table-cell table:style-name="ce5" table:formula="oooc:=[.D22]/[.D36]" office:value-type="float" office:value="1.73417721518987">
            <text:p>1,73</text:p>
          </table:table-cell>
          <table:table-cell table:style-name="ce5" table:formula="oooc:=[.E22]/[.E36]" office:value-type="float" office:value="0.434496295827265">
            <text:p>0,43</text:p>
          </table:table-cell>
          <table:table-cell table:style-name="ce5" table:formula="oooc:=[.F22]/[.F36]" office:value-type="float" office:value="0.39208046250099">
            <text:p>0,39</text:p>
          </table:table-cell>
          <table:table-cell table:number-columns-repeated="243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4">24/10/2008</text:date>, <text:time>12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8-10-24T12:41:49</dc:date>
    <meta:editing-cycles>78</meta:editing-cycles>
    <meta:editing-duration>PT16H36M12S</meta:editing-duration>
    <meta:user-defined meta:name="Info 1"/>
    <meta:user-defined meta:name="Info 2"/>
    <meta:user-defined meta:name="Info 3"/>
    <meta:user-defined meta:name="Info 4"/>
    <meta:document-statistic meta:table-count="3" meta:cell-count="281"/>
  </office:meta>
</office:document-meta>
</file>